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e495" officeooo:paragraph-rsid="0013e4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e495" officeooo:paragraph-rsid="0014a65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3e495" officeooo:paragraph-rsid="001540c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e495" officeooo:paragraph-rsid="0017780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e495" officeooo:paragraph-rsid="001975e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3e495" officeooo:paragraph-rsid="001ede8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3e495" officeooo:paragraph-rsid="0025748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3e495" officeooo:paragraph-rsid="002cbfa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10211" officeooo:paragraph-rsid="0031021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10211" officeooo:paragraph-rsid="0032e2b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10211" officeooo:paragraph-rsid="0033193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10211" officeooo:paragraph-rsid="00333df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3e495" officeooo:paragraph-rsid="0013e49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3e495" officeooo:paragraph-rsid="0017780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e495" officeooo:paragraph-rsid="001975e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3e495" officeooo:paragraph-rsid="0032e2bc" style:font-weight-asian="normal" style:font-weight-complex="normal"/>
    </style:style>
    <style:style style:name="P1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3e495" officeooo:paragraph-rsid="0013e495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officeooo:rsid="001975ea" style:font-style-asian="normal" style:font-style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weight="normal" officeooo:rsid="0014a654" style:font-weight-asian="normal" style:font-weight-complex="normal"/>
    </style:style>
    <style:style style:name="T6" style:family="text">
      <style:text-properties style:text-position="0% 100%" fo:font-weight="normal" officeooo:rsid="001540c5" style:font-weight-asian="normal" style:font-weight-complex="normal"/>
    </style:style>
    <style:style style:name="T7" style:family="text">
      <style:text-properties style:text-position="0% 100%" fo:font-weight="normal" officeooo:rsid="0016f28d" style:font-weight-asian="normal" style:font-weight-complex="normal"/>
    </style:style>
    <style:style style:name="T8" style:family="text">
      <style:text-properties style:text-position="0% 100%" fo:font-weight="normal" officeooo:rsid="00391b75" style:font-weight-asian="normal" style:font-weight-complex="normal"/>
    </style:style>
    <style:style style:name="T9" style:family="text">
      <style:text-properties style:text-position="0% 100%" officeooo:rsid="0014a654"/>
    </style:style>
    <style:style style:name="T10" style:family="text">
      <style:text-properties style:text-position="0% 100%" fo:font-style="italic" fo:font-weight="normal" officeooo:rsid="001540c5" style:font-style-asian="italic" style:font-weight-asian="normal" style:font-style-complex="italic" style:font-weight-complex="normal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0% 100%" fo:font-style="italic" officeooo:rsid="001975ea" style:font-style-asian="italic" style:font-style-complex="italic"/>
    </style:style>
    <style:style style:name="T13" style:family="text">
      <style:text-properties style:text-position="0% 100%" fo:font-style="italic" officeooo:rsid="0032e2bc" style:font-style-asian="italic" style:font-style-complex="italic"/>
    </style:style>
    <style:style style:name="T14" style:family="text">
      <style:text-properties style:text-position="0% 100%" fo:font-style="italic" officeooo:rsid="00331938" style:font-style-asian="italic" style:font-style-complex="italic"/>
    </style:style>
    <style:style style:name="T15" style:family="text">
      <style:text-properties style:text-position="0% 100%" fo:font-style="italic" officeooo:rsid="00333dfc" style:font-style-asian="italic" style:font-style-complex="italic"/>
    </style:style>
    <style:style style:name="T16" style:family="text">
      <style:text-properties style:text-position="0% 100%" fo:font-style="italic" officeooo:rsid="00353151" style:font-style-asian="italic" style:font-style-complex="italic"/>
    </style:style>
    <style:style style:name="T17" style:family="text">
      <style:text-properties style:text-position="0% 100%" officeooo:rsid="00177801"/>
    </style:style>
    <style:style style:name="T18" style:family="text">
      <style:text-properties style:text-position="0% 100%" officeooo:rsid="001818d5"/>
    </style:style>
    <style:style style:name="T19" style:family="text">
      <style:text-properties style:text-position="0% 100%" officeooo:rsid="001975ea"/>
    </style:style>
    <style:style style:name="T20" style:family="text">
      <style:text-properties style:text-position="0% 100%" officeooo:rsid="0016f28d"/>
    </style:style>
    <style:style style:name="T21" style:family="text">
      <style:text-properties style:text-position="0% 100%" fo:font-style="normal" officeooo:rsid="001975ea" style:font-style-asian="normal" style:font-style-complex="normal"/>
    </style:style>
    <style:style style:name="T22" style:family="text">
      <style:text-properties style:text-position="0% 100%" fo:font-style="normal" officeooo:rsid="001ccc77" style:font-style-asian="normal" style:font-style-complex="normal"/>
    </style:style>
    <style:style style:name="T23" style:family="text">
      <style:text-properties style:text-position="0% 100%" fo:font-style="normal" officeooo:rsid="001e0c85" style:font-style-asian="normal" style:font-style-complex="normal"/>
    </style:style>
    <style:style style:name="T24" style:family="text">
      <style:text-properties style:text-position="0% 100%" fo:font-style="normal" officeooo:rsid="0024c8e5" style:font-style-asian="normal" style:font-style-complex="normal"/>
    </style:style>
    <style:style style:name="T25" style:family="text">
      <style:text-properties style:text-position="0% 100%" fo:font-style="normal" officeooo:rsid="0025748e" style:font-style-asian="normal" style:font-style-complex="normal"/>
    </style:style>
    <style:style style:name="T26" style:family="text">
      <style:text-properties style:text-position="0% 100%" fo:font-style="normal" officeooo:rsid="0026ec35" style:font-style-asian="normal" style:font-style-complex="normal"/>
    </style:style>
    <style:style style:name="T27" style:family="text">
      <style:text-properties style:text-position="0% 100%" fo:font-style="normal" officeooo:rsid="0029767f" style:font-style-asian="normal" style:font-style-complex="normal"/>
    </style:style>
    <style:style style:name="T28" style:family="text">
      <style:text-properties style:text-position="0% 100%" fo:font-style="normal" officeooo:rsid="002cbfab" style:font-style-asian="normal" style:font-style-complex="normal"/>
    </style:style>
    <style:style style:name="T29" style:family="text">
      <style:text-properties style:text-position="0% 100%" fo:font-style="normal" officeooo:rsid="00331938" style:font-style-asian="normal" style:font-style-complex="normal"/>
    </style:style>
    <style:style style:name="T30" style:family="text">
      <style:text-properties style:text-position="0% 100%" fo:font-style="normal" officeooo:rsid="00333dfc" style:font-style-asian="normal" style:font-style-complex="normal"/>
    </style:style>
    <style:style style:name="T31" style:family="text">
      <style:text-properties style:text-position="0% 100%" fo:font-style="normal" officeooo:rsid="00353151" style:font-style-asian="normal" style:font-style-complex="normal"/>
    </style:style>
    <style:style style:name="T32" style:family="text">
      <style:text-properties style:text-position="0% 100%" fo:font-style="normal" officeooo:rsid="00391b75" style:font-style-asian="normal" style:font-style-complex="normal"/>
    </style:style>
    <style:style style:name="T33" style:family="text">
      <style:text-properties style:text-position="0% 100%" officeooo:rsid="001ede8e"/>
    </style:style>
    <style:style style:name="T34" style:family="text">
      <style:text-properties style:text-position="0% 100%" officeooo:rsid="0029767f"/>
    </style:style>
    <style:style style:name="T35" style:family="text">
      <style:text-properties style:text-position="0% 100%" officeooo:rsid="002cbfab"/>
    </style:style>
    <style:style style:name="T36" style:family="text">
      <style:text-properties style:text-position="0% 100%" officeooo:rsid="00391b75"/>
    </style:style>
    <style:style style:name="T37" style:family="text">
      <style:text-properties officeooo:rsid="0029767f"/>
    </style:style>
    <style:style style:name="T38" style:family="text">
      <style:text-properties officeooo:rsid="003391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équences / 2020 - 2021 / 6<text:span text:style-name="T1">e</text:span></text:p>
      <text:p text:style-name="P1"><text:span text:style-name="T4"/></text:p>
      <text:p text:style-name="P2"><text:span text:style-name="T4"><text:tab/></text:span><text:span text:style-name="T3">[I] un jeu littéraire, les mots mêlés / </text:span><text:span text:style-name="T9">s</text:span><text:span text:style-name="T3">équence respiration</text:span></text:p>
      <text:p text:style-name="P13"><text:span text:style-name="T3"><text:tab/><text:tab/>(doc : grille de mots mêlés)</text:span></text:p>
      <text:p text:style-name="P13"><text:span text:style-name="T3"/></text:p>
      <text:p text:style-name="P2"><text:span text:style-name="T3"><text:tab/>[II] consulter Wikipedia </text:span></text:p>
      <text:p text:style-name="P2"><text:span text:style-name="T4"><text:tab/>(&gt; Quelles sont les limites de cette encyclopédie qui semble illimitée ?)</text:span></text:p>
      <text:p text:style-name="P2"><text:span text:style-name="T4"><text:tab/><text:tab/></text:span><text:span text:style-name="T5">1) </text:span><text:span text:style-name="T8">A</text:span><text:span text:style-name="T5">pprendre à consulter une encyclopédie</text:span></text:p>
      <text:p text:style-name="P2"><text:span text:style-name="T5"><text:tab/><text:tab/>2) </text:span><text:span text:style-name="T8">A</text:span><text:span text:style-name="T5">pprendre à consulter un article de Wikipedia</text:span></text:p>
      <text:p text:style-name="P3"><text:span text:style-name="T5"><text:tab/><text:tab/><text:tab/></text:span><text:span text:style-name="T6">(doc : </text:span><text:span text:style-name="T5">consulter un article de Wikipedia</text:span><text:span text:style-name="T6">)</text:span></text:p>
      <text:p text:style-name="P2"><text:span text:style-name="T5"><text:tab/><text:tab/>3) </text:span><text:span text:style-name="T8">C</text:span><text:span text:style-name="T5">onclusion</text:span></text:p>
      <text:p text:style-name="P2"><text:span text:style-name="T5"/></text:p>
      <text:p text:style-name="P9"><text:span text:style-name="T3">[LECTURE INTEGRALE : Roald Dahl, </text:span><text:span text:style-name="T11">Sacrées Sorcières</text:span><text:span text:style-name="T3">]</text:span></text:p>
      <text:p text:style-name="P9"><text:span text:style-name="T3"/></text:p>
      <text:p text:style-name="P2"><text:span text:style-name="T3"><text:tab/>[III] où est le monstre ? </text:span></text:p>
      <text:p text:style-name="P2"><text:span text:style-name="T4"><text:tab/>(&gt; Où sont les monstres puisque les monstres n’existent pas ?)</text:span></text:p>
      <text:p text:style-name="P2"><text:span text:style-name="T4"><text:tab/><text:tab/></text:span><text:span text:style-name="T6">1) </text:span><text:span text:style-name="T8">L</text:span><text:span text:style-name="T6">e travail de l’imagination : un extrait de </text:span><text:span text:style-name="T10">Ca</text:span><text:span text:style-name="T6"> de Stephen King</text:span></text:p>
      <text:p text:style-name="P2"><text:span text:style-name="T6"><text:tab/><text:tab/><text:tab/>(doc : où est le monstre ?)</text:span></text:p>
      <text:p text:style-name="P2"><text:span text:style-name="T6"><text:tab/><text:tab/>2) </text:span><text:span text:style-name="T8">L</text:span><text:span text:style-name="T6">es monstres dans les contes</text:span></text:p>
      <text:p text:style-name="P2"><text:span text:style-name="T6"><text:tab/><text:tab/><text:tab/>(doc : qu’est-ce qu’un conte ?)</text:span></text:p>
      <text:p text:style-name="P2"><text:span text:style-name="T6"><text:tab/><text:tab/>3) </text:span><text:span text:style-name="T8">U</text:span><text:span text:style-name="T6">n conte où le conte est bien caché : un conte des frères Grimm</text:span></text:p>
      <text:p text:style-name="P2"><text:span text:style-name="T6"><text:tab/><text:tab/><text:tab/>(doc : Else la maligne)</text:span></text:p>
      <text:p text:style-name="P2"><text:span text:style-name="T6"><text:tab/><text:tab/></text:span><text:span text:style-name="T7">4) </text:span><text:span text:style-name="T8">C</text:span><text:span text:style-name="T7">onclusion</text:span></text:p>
      <text:p text:style-name="P2"><text:span text:style-name="T7"/></text:p>
      <text:p text:style-name="P2"><text:span text:style-name="T7"><text:tab/><text:tab/>(doc de travail pour l’évaluation finale : Daphné et Apollon)</text:span></text:p>
      <text:p text:style-name="P2"><text:span text:style-name="T7"/></text:p>
      <text:p text:style-name="P4"><text:span text:style-name="T4"><text:tab/></text:span><text:span text:style-name="T3">[</text:span><text:span text:style-name="T17">IV</text:span><text:span text:style-name="T3">] </text:span><text:span text:style-name="T17">collège au cinéma</text:span><text:span text:style-name="T3"> / </text:span><text:span text:style-name="T9">s</text:span><text:span text:style-name="T3">équence respiration</text:span></text:p>
      <text:p text:style-name="P14"><text:span text:style-name="T3"><text:tab/><text:tab/>(doc : </text:span><text:span text:style-name="T17">L’homme de Rio</text:span><text:span text:style-name="T3">)</text:span></text:p>
      <text:p text:style-name="P14"><text:span text:style-name="T3"/></text:p>
      <text:p text:style-name="P4"><text:span text:style-name="T4"><text:tab/></text:span><text:span text:style-name="T3">[</text:span><text:span text:style-name="T17">V</text:span><text:span text:style-name="T3">] </text:span><text:span text:style-name="T17">un jeu littéraire, </text:span><text:span text:style-name="T3"><text:s/></text:span><text:span text:style-name="T17">les mots fléchés </text:span><text:span text:style-name="T3">/ </text:span><text:span text:style-name="T9">s</text:span><text:span text:style-name="T3">équence respiration</text:span></text:p>
      <text:p text:style-name="P4"><text:span text:style-name="T3"/></text:p>
      <text:p text:style-name="P9"><text:span text:style-name="T3">[LECTURE INTEGRALE : Dumas &amp; Moissard, </text:span><text:span text:style-name="T11">Contes à l’Envers</text:span><text:span text:style-name="T3">]</text:span></text:p>
      <text:p text:style-name="P4"><text:span text:style-name="T3"/></text:p>
      <text:p text:style-name="P4"><text:span text:style-name="T3"><text:tab/></text:span><text:span text:style-name="T18">[VI] lire à haute voix ou à voix haute ?</text:span></text:p>
      <text:p text:style-name="P14"><text:span text:style-name="T18"><text:tab/></text:span><text:span text:style-name="T19">(&gt; Lire à haute voix, est-ce pousser le volume ?)</text:span></text:p>
      <text:p text:style-name="P14"><text:span text:style-name="T20"><text:tab/><text:tab/></text:span><text:span text:style-name="T19">1) </text:span><text:span text:style-name="T36">Q</text:span><text:span text:style-name="T19">u’est-ce que lire à haute voix ?</text:span></text:p>
      <text:p text:style-name="P14"><text:span text:style-name="T19"><text:tab/><text:tab/>2) Lire un conte devant un public : </text:span><text:span text:style-name="T12">Les Trois Frères</text:span><text:span text:style-name="T21"> de J. K. Rowling</text:span></text:p>
      <text:p text:style-name="P15"><text:span text:style-name="T21"><text:tab/><text:tab/><text:tab/>(doc : </text:span><text:span text:style-name="T12">Les Trois Frères</text:span><text:span text:style-name="T21">)</text:span></text:p>
      <text:p text:style-name="P15"><text:span text:style-name="T21"><text:tab/><text:tab/><text:tab/>(doc : barème de lecture du conte)</text:span></text:p>
      <text:p text:style-name="P15"><text:span text:style-name="T21"><text:tab/><text:tab/>3) </text:span><text:span text:style-name="T32">A</text:span><text:span text:style-name="T21"> propos des temps qui apparaissent dans le texte lu</text:span></text:p>
      <text:p text:style-name="P15"><text:span text:style-name="T21"><text:tab/><text:tab/>4) </text:span><text:span text:style-name="T32">C</text:span><text:span text:style-name="T21">onclusion</text:span></text:p>
      <text:p text:style-name="P15"><text:span text:style-name="T21"/></text:p>
      <text:p text:style-name="P5"><text:span text:style-name="T21"><text:tab/>[VII] Les énigmes de la grammaire ?</text:span></text:p>
      <text:p text:style-name="P15"><text:span text:style-name="T21"><text:tab/>(&gt; Comment la grammaire nous permet-el</text:span><text:span text:style-name="T24">l</text:span><text:span text:style-name="T21">e de mieux résoudre des énigmes ?)</text:span></text:p>
      <text:p text:style-name="P15"><text:span text:style-name="T21"><text:tab/><text:tab/>1) L’énigme, genre littéraire à part entière</text:span></text:p>
      <text:p text:style-name="P15"><text:span text:style-name="T21"><text:tab/><text:tab/><text:tab/>(doc : quelques énigmes de Tolkien)</text:span></text:p>
      <text:p text:style-name="P15"><text:span text:style-name="T21"><text:tab/><text:tab/>2) Les natures grammaticales en français et en anglais</text:span></text:p>
      <text:p text:style-name="P15"><text:span text:style-name="T21"><text:tab/><text:tab/>3) Les natures grammaticales du français : essai de définitions</text:span></text:p>
      <text:p text:style-name="P15"><text:span text:style-name="T21"><text:tab/><text:tab/><text:tab/>(doc : la nature grammaticale des mots – version 6</text:span><text:span text:style-name="T2">e</text:span><text:span text:style-name="T21">) </text:span></text:p>
      <text:p text:style-name="P15"><text:span text:style-name="T21"><text:tab/><text:tab/><text:tab/>(doc : </text:span><text:span text:style-name="T12">Caen</text:span><text:span text:style-name="T21">, sketch de Raymond Devos)</text:span></text:p>
      <text:p text:style-name="P15"><text:span text:style-name="T21"><text:tab/><text:tab/>4) Comment fonctionnent les mots dans une phrase ?</text:span></text:p>
      <text:p text:style-name="P15"><text:span text:style-name="T21"><text:tab/><text:tab/>5) </text:span><text:span text:style-name="T32">C</text:span><text:span text:style-name="T21">onclusion</text:span></text:p>
      <text:p text:style-name="P15"><text:soft-page-break/><text:span text:style-name="T21"/></text:p>
      <text:p text:style-name="P5"><text:span text:style-name="T21"><text:tab/>[VIII] Comment réussir son exposé ?</text:span></text:p>
      <text:p text:style-name="P15"><text:span text:style-name="T21"><text:tab/><text:tab/>(doc : évaluation de l’exposé sur une femme remarquable)</text:span></text:p>
      <text:p text:style-name="P15"><text:span text:style-name="T21"><text:tab/><text:tab/>(doc : les étapes de l’exposé sur une femme remarquable)</text:span></text:p>
      <text:p text:style-name="P15"><text:span text:style-name="T21"/></text:p>
      <text:p text:style-name="P5"><text:span text:style-name="T21"><text:tab/></text:span><text:span text:style-name="T22">[IX] mettre des mots sur une image</text:span></text:p>
      <text:p text:style-name="P15"><text:span text:style-name="T22"><text:tab/>(&gt; Le chemin de l’image vers les mots est-il plus difficile que celui des mots vers l’image ?)</text:span></text:p>
      <text:p text:style-name="P15"><text:span text:style-name="T22"><text:tab/><text:tab/></text:span><text:span text:style-name="T23">1) </text:span><text:span text:style-name="T32">G</text:span><text:span text:style-name="T23">rammaire de l’image</text:span></text:p>
      <text:p text:style-name="P15"><text:span text:style-name="T23"><text:tab/><text:tab/>2) </text:span><text:span text:style-name="T32">P</text:span><text:span text:style-name="T23">rendre une photographie pour l’analyser</text:span></text:p>
      <text:p text:style-name="P15"><text:span text:style-name="T23"><text:tab/><text:tab/></text:span><text:span text:style-name="T25"><text:tab/>(doc : barème de l’exercice d’écriture)</text:span></text:p>
      <text:p text:style-name="P15"><text:span text:style-name="T25"><text:tab/><text:tab/>3) </text:span><text:span text:style-name="T32">A</text:span><text:span text:style-name="T26">nalyser quelques œuvres d’art</text:span></text:p>
      <text:p text:style-name="P15"><text:span text:style-name="T26"><text:tab/><text:tab/></text:span><text:span text:style-name="T30">4) </text:span><text:span text:style-name="T32">Tr</text:span><text:span text:style-name="T30">availler sur une caricature de </text:span><text:span text:style-name="T15">Cartooning for Peace</text:span></text:p>
      <text:p text:style-name="P15"><text:tab/><text:tab/><text:span text:style-name="T38">5) Conclusion</text:span></text:p>
      <text:p text:style-name="P15"/>
      <text:p text:style-name="P10"><text:span text:style-name="T3">[LECTURE INTEGRALE : </text:span><text:span text:style-name="T13">Anthologie de la Poésie Française</text:span><text:span text:style-name="T3">]</text:span></text:p>
      <text:p text:style-name="P16"/>
      <text:p text:style-name="P7"><text:span text:style-name="T21"><text:tab/></text:span><text:span text:style-name="T22">[X] </text:span><text:span text:style-name="T25">créateur de mots, </text:span><text:span text:style-name="T27">créateurs de mondes</text:span></text:p>
      <text:p text:style-name="P7"><text:span text:style-name="T27"/></text:p>
      <text:p text:style-name="P11"><text:span text:style-name="T27">[LECTURE INTEGRALE : </text:span><text:span text:style-name="T14">Odyssée</text:span><text:span text:style-name="T29">, édition </text:span><text:span text:style-name="T14">Lire c’est partir</text:span><text:span text:style-name="T27">]</text:span></text:p>
      <text:p text:style-name="P7"><text:span text:style-name="T27"/></text:p>
      <text:p text:style-name="P8"><text:span text:style-name="T21"><text:tab/></text:span><text:span text:style-name="T22">[X</text:span><text:span text:style-name="T28">I</text:span><text:span text:style-name="T22">] </text:span><text:span text:style-name="T28">à héros, héros et demi : d’Ulysse à Ulysse XXXI</text:span></text:p>
      <text:p text:style-name="P15"><text:span text:style-name="T23"/></text:p>
      <text:p text:style-name="P6"><text:span text:style-name="T4"><text:tab/></text:span><text:span text:style-name="T3">[</text:span><text:span text:style-name="T34">XI</text:span><text:span text:style-name="T35">I</text:span><text:span text:style-name="T3">] </text:span><text:span text:style-name="T17">un jeu littéraire, </text:span><text:span text:style-name="T3"><text:s/></text:span><text:span text:style-name="T17">les mots </text:span><text:span text:style-name="T33">croisés</text:span><text:span text:style-name="T17"> </text:span><text:span text:style-name="T3">/ </text:span><text:span text:style-name="T9">s</text:span><text:span text:style-name="T3">équence respiration</text:span></text:p>
      <text:p text:style-name="P6"><text:span text:style-name="T3"/></text:p>
      <text:p text:style-name="P12"><text:span text:style-name="T27">[LECTURE INTEGRALE : </text:span><text:span text:style-name="T30">Michel Tournier, </text:span><text:span text:style-name="T15">Vendredi ou la Vie Sauvage</text:span><text:span text:style-name="T27">]</text:span></text:p>
      <text:p text:style-name="P6"><text:span text:style-name="T3"/></text:p>
      <text:p text:style-name="P6"><text:span text:style-name="T3"><text:tab/></text:span><text:span text:style-name="T34">[XI</text:span><text:span text:style-name="T35">I</text:span><text:span text:style-name="T34">I] l’aventure à portée de main</text:span></text:p>
      <text:p text:style-name="P6"><text:span text:style-name="T34"/></text:p>
      <text:p text:style-name="P12"><text:span text:style-name="T27">[LECTURE INTEGRALE : </text:span><text:span text:style-name="T31">Molière, </text:span><text:span text:style-name="T16">Le Malade Imaginaire</text:span><text:span text:style-name="T27">]</text:span></text:p>
      <text:p text:style-name="P6"><text:span text:style-name="T34"/></text:p>
      <text:p text:style-name="P6"><text:span text:style-name="T34"><text:tab/>[X</text:span><text:span text:style-name="T35">IV</text:span><text:span text:style-name="T34">] résister au plus fort… sur scène comme dans la vie</text:span></text:p>
      <text:p text:style-name="P6"><text:span text:style-name="T23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7:36:28.462121994</meta:creation-date>
    <meta:generator>LibreOffice/6.0.7.3$Linux_X86_64 LibreOffice_project/00m0$Build-3</meta:generator>
    <dc:date>2021-02-15T18:18:00.486494369</dc:date>
    <meta:editing-duration>PT41M30S</meta:editing-duration>
    <meta:editing-cycles>26</meta:editing-cycles>
    <meta:document-statistic meta:table-count="0" meta:image-count="0" meta:object-count="0" meta:page-count="2" meta:paragraph-count="63" meta:word-count="486" meta:character-count="2837" meta:non-whitespace-character-count="2304"/>
  </office:meta>
</office:document-meta>
</file>